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3206362B507.png" manifest:media-type=""/>
  <manifest:file-entry manifest:full-path="Pictures/100000000000032000000320BA457CC5.png" manifest:media-type=""/>
  <manifest:file-entry manifest:full-path="Pictures/1000000000000320000003209E4263B5.png" manifest:media-type=""/>
  <manifest:file-entry manifest:full-path="Pictures/100000000000032000000320DAE38E7A.png" manifest:media-type=""/>
  <manifest:file-entry manifest:full-path="Pictures/100000000000032000000320940839C3.png" manifest:media-type=""/>
  <manifest:file-entry manifest:full-path="Pictures/10000000000003200000032083D8F448.png" manifest:media-type=""/>
  <manifest:file-entry manifest:full-path="Pictures/100000000000032000000320EFA2751F.png" manifest:media-type=""/>
  <manifest:file-entry manifest:full-path="Pictures/100000000000032000000320A2EB3151.png" manifest:media-type=""/>
  <manifest:file-entry manifest:full-path="Pictures/100000000000032000000320018DDA51.png" manifest:media-type=""/>
  <manifest:file-entry manifest:full-path="Pictures/100000000000032000000320EA7EDF4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3.81cm" svg:x="8.62cm" svg:y="3.54cm">
          <draw:image xlink:href="Pictures/100000000000032000000320EA7EDF4A.png" xlink:type="simple" xlink:show="embed" xlink:actuate="onLoad">
            <text:p/>
          </draw:image>
        </draw:frame>
        <draw:frame draw:style-name="gr1" draw:text-style-name="P1" draw:layer="layout" svg:width="3.81cm" svg:height="3.81cm" svg:x="1cm" svg:y="3.54cm">
          <draw:image xlink:href="Pictures/100000000000032000000320A2EB3151.png" xlink:type="simple" xlink:show="embed" xlink:actuate="onLoad">
            <text:p/>
          </draw:image>
        </draw:frame>
        <draw:frame draw:style-name="gr1" draw:text-style-name="P1" draw:layer="layout" svg:width="3.81cm" svg:height="3.81cm" svg:x="4.81cm" svg:y="3.54cm">
          <draw:image xlink:href="Pictures/10000000000003200000032083D8F448.png" xlink:type="simple" xlink:show="embed" xlink:actuate="onLoad">
            <text:p/>
          </draw:image>
        </draw:frame>
        <draw:frame draw:style-name="gr1" draw:text-style-name="P1" draw:layer="layout" svg:width="3.81cm" svg:height="3.81cm" svg:x="16.24cm" svg:y="3.54cm">
          <draw:image xlink:href="Pictures/100000000000032000000320940839C3.png" xlink:type="simple" xlink:show="embed" xlink:actuate="onLoad">
            <text:p/>
          </draw:image>
        </draw:frame>
        <draw:frame draw:style-name="gr1" draw:text-style-name="P1" draw:layer="layout" svg:width="3.81cm" svg:height="3.81cm" svg:x="12.43cm" svg:y="3.54cm">
          <draw:image xlink:href="Pictures/1000000000000320000003209E4263B5.png" xlink:type="simple" xlink:show="embed" xlink:actuate="onLoad">
            <text:p/>
          </draw:image>
        </draw:frame>
        <draw:frame draw:style-name="gr1" draw:text-style-name="P1" draw:layer="layout" svg:width="3.81cm" svg:height="3.81cm" svg:x="8.62cm" svg:y="7.35cm">
          <draw:image xlink:href="Pictures/100000000000032000000320BA457CC5.png" xlink:type="simple" xlink:show="embed" xlink:actuate="onLoad">
            <text:p/>
          </draw:image>
        </draw:frame>
        <draw:frame draw:style-name="gr1" draw:text-style-name="P1" draw:layer="layout" svg:width="3.81cm" svg:height="3.81cm" svg:x="4.81cm" svg:y="7.35cm">
          <draw:image xlink:href="Pictures/100000000000032000000320018DDA51.png" xlink:type="simple" xlink:show="embed" xlink:actuate="onLoad">
            <text:p/>
          </draw:image>
        </draw:frame>
        <draw:frame draw:style-name="gr1" draw:text-style-name="P1" draw:layer="layout" svg:width="3.81cm" svg:height="3.81cm" svg:x="1cm" svg:y="7.35cm">
          <draw:image xlink:href="Pictures/100000000000032000000320DAE38E7A.png" xlink:type="simple" xlink:show="embed" xlink:actuate="onLoad">
            <text:p/>
          </draw:image>
        </draw:frame>
        <draw:frame draw:style-name="gr1" draw:text-style-name="P1" draw:layer="layout" svg:width="3.81cm" svg:height="3.81cm" svg:x="16.24cm" svg:y="7.35cm">
          <draw:image xlink:href="Pictures/100000000000032000000320EFA2751F.png" xlink:type="simple" xlink:show="embed" xlink:actuate="onLoad">
            <text:p/>
          </draw:image>
        </draw:frame>
        <draw:frame draw:style-name="gr1" draw:text-style-name="P1" draw:layer="layout" svg:width="3.81cm" svg:height="3.81cm" svg:x="12.43cm" svg:y="7.35cm">
          <draw:image xlink:href="Pictures/1000000000000320000003206362B507.png" xlink:type="simple" xlink:show="embed" xlink:actuate="onLoad">
            <text:p/>
          </draw:image>
        </draw:frame>
        <draw:frame draw:style-name="gr2" draw:text-style-name="P2" draw:layer="layout" svg:width="2.305cm" svg:height="0.988cm" draw:transform="rotate (1.5707963267949) translate (0.047cm 6.798cm)">
          <draw:text-box>
            <text:p text:style-name="P2"><text:span text:style-name="T1">Retina</text:span></text:p>
          </draw:text-box>
        </draw:frame>
        <draw:frame draw:style-name="gr2" draw:text-style-name="P2" draw:layer="layout" svg:width="2.386cm" svg:height="0.988cm" draw:transform="rotate (1.5707963267949) translate (0.047cm 10.371cm)">
          <draw:text-box>
            <text:p text:style-name="P2"><text:span text:style-name="T1">Cort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Rule</meta:initial-creator>
    <meta:creation-date>2011-06-09T11:59:59</meta:creation-date>
    <dc:date>2013-03-10T16:33:09</dc:date>
    <dc:creator>Michael Rule</dc:creator>
    <meta:editing-duration>PT53M23S</meta:editing-duration>
    <meta:editing-cycles>5</meta:editing-cycles>
    <meta:generator>LibreOffice/3.6$Linux_X86_64 LibreOffice_project/360m1$Build-2</meta:generator>
    <meta:document-statistic meta:object-count="12"/>
  </office:meta>
</office:document-meta>
</file>